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26400005668216EFCEC.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f6764" officeooo:paragraph-rsid="000f6764" style:font-size-asian="12pt" style:font-weight-asian="normal" style:font-size-complex="12pt" style:font-weight-complex="normal"/>
    </style:style>
    <style:style style:name="P2" style:family="paragraph" style:parent-style-name="Standard">
      <style:paragraph-properties fo:text-align="end" style:justify-single-word="false"/>
      <style:text-properties fo:font-size="12pt" style:text-underline-style="none" fo:font-weight="normal" officeooo:rsid="000f6764" officeooo:paragraph-rsid="000f676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officeooo:rsid="0001e39d" officeooo:paragraph-rsid="000f6764"/>
    </style:style>
    <style:style style:name="P4" style:family="paragraph" style:parent-style-name="Standard">
      <style:paragraph-properties fo:text-align="center" style:justify-single-word="false"/>
      <style:text-properties fo:font-size="18pt" officeooo:paragraph-rsid="000f6764" style:font-size-asian="18pt" style:font-size-complex="18pt"/>
    </style:style>
    <style:style style:name="P5" style:family="paragraph" style:parent-style-name="Standard">
      <style:paragraph-properties fo:text-align="start" style:justify-single-word="false"/>
      <style:text-properties officeooo:rsid="00021197" officeooo:paragraph-rsid="000f6764"/>
    </style:style>
    <style:style style:name="P6" style:family="paragraph" style:parent-style-name="Standard">
      <style:paragraph-properties fo:text-align="start" style:justify-single-word="false"/>
      <style:text-properties officeooo:paragraph-rsid="000f6764"/>
    </style:style>
    <style:style style:name="P7" style:family="paragraph" style:parent-style-name="Standard">
      <style:paragraph-properties fo:text-align="start" style:justify-single-word="false"/>
      <style:text-properties officeooo:rsid="0001e39d" officeooo:paragraph-rsid="000f6764"/>
    </style:style>
    <style:style style:name="P8" style:family="paragraph" style:parent-style-name="Standard">
      <style:paragraph-properties fo:text-align="start" style:justify-single-word="false"/>
      <style:text-properties officeooo:rsid="0001e39d" officeooo:paragraph-rsid="0017589a"/>
    </style:style>
    <style:style style:name="P9" style:family="paragraph" style:parent-style-name="Standard">
      <style:paragraph-properties fo:text-align="start" style:justify-single-word="false"/>
      <style:text-properties fo:font-size="10pt" style:text-underline-style="none" fo:font-weight="normal" officeooo:rsid="00110c86" officeooo:paragraph-rsid="00110c86"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2pt" style:text-underline-style="none" fo:font-weight="normal" officeooo:paragraph-rsid="000f676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21197" officeooo:paragraph-rsid="000f6764" style:font-size-asian="12pt" style:font-weight-asian="normal" style:font-size-complex="12pt" style:font-weight-complex="normal"/>
    </style:style>
    <style:style style:name="T1" style:family="text">
      <style:text-properties fo:font-weight="bold" officeooo:rsid="000f6764" style:font-weight-asian="bold" style:font-weight-complex="bold"/>
    </style:style>
    <style:style style:name="T2" style:family="text">
      <style:text-properties style:text-underline-style="solid" style:text-underline-width="auto" style:text-underline-color="font-color" fo:font-weight="bold" officeooo:rsid="000f6764" style:font-weight-asian="bold" style:font-weight-complex="bold"/>
    </style:style>
    <style:style style:name="T3" style:family="text">
      <style:text-properties officeooo:rsid="00021197"/>
    </style:style>
    <style:style style:name="T4" style:family="text">
      <style:text-properties officeooo:rsid="0007e714"/>
    </style:style>
    <style:style style:name="T5" style:family="text">
      <style:text-properties officeooo:rsid="000d5c96"/>
    </style:style>
    <style:style style:name="T6" style:family="text">
      <style:text-properties officeooo:rsid="0001e39d"/>
    </style:style>
    <style:style style:name="T7" style:family="text">
      <style:text-properties officeooo:rsid="00021bea"/>
    </style:style>
    <style:style style:name="T8" style:family="text">
      <style:text-properties style:font-name="Arial" officeooo:rsid="00021bea"/>
    </style:style>
    <style:style style:name="T9" style:family="text">
      <style:text-properties style:font-name="Times New Roman" officeooo:rsid="00021bea"/>
    </style:style>
    <style:style style:name="T10" style:family="text">
      <style:text-properties style:font-name="Times New Roman" officeooo:rsid="0007e714"/>
    </style:style>
    <style:style style:name="T11" style:family="text">
      <style:text-properties style:font-name="Times New Roman" officeooo:rsid="0015b538"/>
    </style:style>
    <style:style style:name="T12" style:family="text">
      <style:text-properties officeooo:rsid="00110c86"/>
    </style:style>
    <style:style style:name="T13" style:family="text">
      <style:text-properties officeooo:rsid="0012d0b4"/>
    </style:style>
    <style:style style:name="T14" style:family="text">
      <style:text-properties officeooo:rsid="00143f78"/>
    </style:style>
    <style:style style:name="T15" style:family="text">
      <style:text-properties officeooo:rsid="0015b538"/>
    </style:style>
    <style:style style:name="T16" style:family="text">
      <style:text-properties officeooo:rsid="001758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6b) </text:span><text:span text:style-name="T2">Oberfläche mit Buttons</text:span></text:p>
      <text:p text:style-name="P1"/>
      <text:p text:style-name="P2">von Anja Hafner</text:p>
      <text:p text:style-name="P1"/>
      <text:p text:style-name="P3">Die Oberfläche des Projektes „Android Fernsteuerung des AirSwimmers“ wird in der Entwicklungsumgebung „eclipse“ mit Add-Ons für die Android-Programmierung entwickelt.</text:p>
      <text:p text:style-name="P3"/>
      <text:p text:style-name="P3">Zu Beginn wird ein neues „Android Application Project“ in eclipse angelegt. </text:p>
      <text:p text:style-name="P3">Die „main_activity“, die nach der Erstellung des Projekts erscheint, zeigt eine Darstellung eines Handybildschirms mit dem Projektnamen als Überschrift und „Hello World“ als Text im Bildschirm <text:span text:style-name="T12">an</text:span>.</text:p>
      <text:p text:style-name="P8">Um nun den ersten Entwurf mit vier einfachen Knöpfen <text:span text:style-name="T13">mit Beschriftung </text:span>zu erzeugen, wird aus der Palette, die sich neben der Darstellung der zukünftigen App befindet, im Abschnitt „<text:span text:style-name="T13">Form Widgets</text:span>“ der Button ausgewählt. </text:p>
      <text:p text:style-name="P8"><text:span text:style-name="T13">Die Beschriftungen der Buttons werden zunächst in „strings.xml“ definiert </text:span><text:span text:style-name="T15">(res → values → strings.xml)</text:span><text:span text:style-name="T13">. Für die Initialisierung wird der Button „Add...“ gedrückt. Im erscheinenden Fenster wählt man den Typ „String“ aus und gibt als Namen den Namen des Strings ein, mit dem er angesprochen werden </text:span><text:span text:style-name="T15">soll</text:span><text:span text:style-name="T13">. In Value wird die zukünftige Beschriftung (zum Beispiel: „up“) definiert. </text:span></text:p>
      <text:p text:style-name="P8"><text:span text:style-name="T13">Anschließend wird d</text:span><text:span text:style-name="T5">er Button</text:span> viermal mit der Maus in den Handybildschirm gezogen.</text:p>
      <text:p text:style-name="P3"><text:span text:style-name="T13">Für </text:span><text:span text:style-name="T15">eine</text:span><text:span text:style-name="T13"> einfachere Benutzung der Knöpfe </text:span><text:span text:style-name="T15">während dem</text:span><text:span text:style-name="T13"> </text:span>Programmi<text:span text:style-name="T13">eren,</text:span> <text:span text:style-name="T13">werden</text:span> <text:span text:style-name="T13">die</text:span> Name<text:span text:style-name="T13">n</text:span> der vier Buttons in <text:span text:style-name="T15">der </text:span>„main_activity.xml“ in „button_up“, „button_down“, „button_left“ und „button_right“ geändert.</text:p>
      <text:p text:style-name="P6"><text:span text:style-name="T4">Zur Änderung der</text:span><text:span text:style-name="T6"> Abstände der Knöpfe, </text:span><text:span text:style-name="T4">wird</text:span><text:span text:style-name="T6">„Change Margins...“ </text:span><text:span text:style-name="T4">in der Symbolleiste des „activity_main.xml“ Graphical Layout-Fensters gedrückt. Dabei ist zu beachten, dass d</text:span><text:span text:style-name="T6">ie Abstände mit der Endung „dp“ (</text:span><text:span text:style-name="T15">Density </text:span><text:span text:style-name="T6">Independend Pixel) angegeben werden </text:span><text:span text:style-name="T4">müssen</text:span><text:span text:style-name="T6">.</text:span></text:p>
      <text:p text:style-name="P3"><text:span text:style-name="T15"/></text:p>
      <text:p text:style-name="P6"><text:span text:style-name="T16">Nun kann die App getestet werden. Dazu wird </text:span><text:span text:style-name="T3">sie zunächst </text:span><text:span text:style-name="T15">gespeichert. </text:span><text:span text:style-name="T3">Anschließend folg</text:span><text:span text:style-name="T4">t</text:span><text:span text:style-name="T3"> ein rechts-Klick auf den Projektordner und unter „Run As“ wird die Option „Android Application“ ausgewählt. </text:span></text:p>
      <text:p text:style-name="P5">Besitzt man ein Android-fähiges Handy oder Tablett, wird dieses angeschlossen und von eclipse erkannt (eventuell müssen <text:span text:style-name="T13">zur Erkennung </text:span>zusätzliche Treiber für das Handy / Tablett installiert werden<text:span text:style-name="T13">)</text:span>. Die App wird <text:span text:style-name="T15">danach</text:span> auf das Gerät installiert und es kann direkt auf dem Handy / Tablett ausgeführt werden.</text:p>
      <text:p text:style-name="P6"><text:span text:style-name="T15">Soll die App auf dem Computer ausgeführt werden,</text:span><text:span text:style-name="T7"> ist ein „Virtual Device“ </text:span><text:span text:style-name="T3">(ein virtuelles Handy, auf das die App gespielt wird) </text:span><text:span text:style-name="T7">nötig.</text:span></text:p>
      <text:p text:style-name="P6"><draw:frame draw:style-name="fr1" draw:name="Grafik1" text:anchor-type="paragraph" svg:x="8.162cm" svg:y="3.066cm" svg:width="8.657cm" svg:height="4.791cm" draw:z-index="0"><draw:image xlink:href="Pictures/200000090000626400005668216EFCEC.svm" xlink:type="simple" xlink:show="embed" xlink:actuate="onLoad"/></draw:frame><text:span text:style-name="T7">Dieses wird im „Android Virtual Device Manager“ erzeugt. Dorthin gelangt </text:span><text:span text:style-name="T4">m</text:span><text:span text:style-name="T7">an über „Window → Android Virtual Device Manager“ oder in der Symbolleiste über das Handysymbol. </text:span><text:span text:style-name="T15">Per Mausklick</text:span><text:span text:style-name="T7"> öffnet sich ein Fenster. In diesem Fenster drückt man den Button „New...“ </text:span><text:span text:style-name="T15">und ein neues Virtual Device kann erstellt werden.</text:span></text:p>
      <text:p text:style-name="P6"><text:span text:style-name="T7">Da die App für Tabletts gedacht ist, wird als darzustellendes Gerät „10.1</text:span><text:span text:style-name="T8">“ </text:span><text:span text:style-name="T9">WXGA (Tablet) (1280 x 800: mpdi)“ ausgewählt. Als Target (die minimale Android-Version, auf der die App laufen wird) wird </text:span><text:span text:style-name="T11">die API </text:span><text:span text:style-name="T9">„Android 2.2 – API Level 8“ festgelegt.</text:span></text:p>
      <text:p text:style-name="P10"><text:span text:style-name="T3">Nachdem das „Android Virtual Device“ gestartet ist, kann die App, die „AirSwimmer genannt w</text:span><text:span text:style-name="T4">ird</text:span><text:span text:style-name="T3">, </text:span><text:span text:style-name="T13">gestartet</text:span><text:span text:style-name="T3"> </text:span><text:span text:style-name="T13">und die Steuerung mit Button</text:span><text:span text:style-name="T14">s </text:span><text:span text:style-name="T13"><text:s/>getestet werden.</text:span></text:p>
      <text:p text:style-name="P11"/>
      <text:p text:style-name="P11"/>
      <text:p text:style-name="P11"/>
      <text:p text:style-name="P9"><text:tab/><text:tab/><text:tab/>(Bild: Android Virtual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00:20:01.53</meta:creation-date>
    <dc:date>2013-06-08T21:03:35.94</dc:date>
    <meta:editing-duration>PT55S</meta:editing-duration>
    <meta:editing-cycles>6</meta:editing-cycles>
    <meta:generator>LibreOffice/4.0.3.3$Windows_x86 LibreOffice_project/0eaa50a932c8f2199a615e1eb30f7ac74279539</meta:generator>
    <meta:document-statistic meta:table-count="0" meta:image-count="1" meta:object-count="0" meta:page-count="1" meta:paragraph-count="17" meta:word-count="431" meta:character-count="2986" meta:non-whitespace-character-count="2563"/>
  </office:meta>
</office:document-meta>
</file>